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1155cc" style:text-line-through-style="none" style:font-name="Arial1" fo:font-size="11pt" fo:font-style="normal" style:text-underline-style="solid" style:text-underline-width="auto" style:text-underline-color="font-color" fo:font-weight="normal" style:text-blinking="false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57d6e72d-1551-9da3-5511-53f13ec082f7"/>Bonjour,</text:p>
      <text:p text:style-name="Text_20_body"/>
      <text:p text:style-name="P2"><text:span text:style-name="T1">Nous sommes étudiants à Télécom Paristech et dans le cadre de notre projet d'analyse de controverse sociotechnique ETIC (</text:span><text:a xlink:type="simple" xlink:href="https://controverses.telecom-paristech.fr/" text:style-name="Internet_20_link" text:visited-style-name="Visited_20_Internet_20_Link"><text:span text:style-name="T2">https://controverses.telecom-paristech.fr</text:span></text:a><text:span text:style-name="T1">) , nous travaillons sur la question "Les civic tech peuvent-elles réparer la démocratie?". Ce cours a pour objectif de faire de nous des ingénieurs capables d’analyser les relations entre science, technique et société.</text:span></text:p>
      <text:p text:style-name="Text_20_body"/>
      <text:p text:style-name="P1">Pour mieux cerner l’ensemble des acteurs de la controverse qui existe aujourd’hui sur les civictech, Nous souhaitons entrer en contact avec des personnes qui font partie de l’écosystème français <text:s/>des CT afin de leur poser des questions et avoir leurs avis sur différentes questions, afin d'approfondir notre analyse et d’enrichir notre cartographie.</text:p>
      <text:p text:style-name="Text_20_body"/>
      <text:p text:style-name="P1">Or, votre entreprise/site/projet/expérience avec  nous a interpellés, notamment [...], et nous aimerions beaucoup avoir des détails à ce propos.</text:p>
      <text:p text:style-name="Text_20_body"/>
      <text:p text:style-name="P1">Seriez vous d'accord pour convenir de la prise d'un rendez vous prochainement?</text:p>
      <text:p text:style-name="Text_20_body"/>
      <text:p text:style-name="P1">En vous remerciant d'avance pour votre réponse,</text:p>
      <text:p text:style-name="Text_20_body"/>
      <text:p text:style-name="P1">Nous vous prions d'agréer, Madame, Monsieur, nos salutations les plus distinguées.</text:p>
      <text:p text:style-name="Text_20_body"/>
      <text:p text:style-name="P1">Daniel MAYAU et Armand PERON</text:p>
      <text:p text:style-name="Text_20_body"/>
      <text:p text:style-name="P2"><text:a xlink:type="simple" xlink:href="mailto:daniel.mayau@telecom-paristech.fr" text:style-name="Internet_20_link" text:visited-style-name="Visited_20_Internet_20_Link">daniel.mayau@telecom-paristech.fr</text:a></text:p>
      <text:p text:style-name="P2"><text:a xlink:type="simple" xlink:href="mailto:armand.peron@telecom-paristech.fr" text:style-name="Internet_20_link" text:visited-style-name="Visited_20_Internet_20_Link">armand.peron@telecom-paristech.fr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rmand Peron</meta:initial-creator>
    <meta:creation-date>2017-05-17T09:31:53.38</meta:creation-date>
    <meta:document-statistic meta:table-count="0" meta:image-count="0" meta:object-count="0" meta:page-count="1" meta:paragraph-count="10" meta:word-count="161" meta:character-count="1183"/>
    <dc:date>2017-05-17T09:33:21.30</dc:date>
    <dc:creator>Armand Peron</dc:creator>
    <meta:editing-duration>PT1M33S</meta:editing-duration>
    <meta:editing-cycles>1</meta:editing-cycles>
    <meta:generator>OpenOffice/4.1.2$Win32 OpenOffice.org_project/412m3$Build-9782</meta:generator>
  </office:meta>
</office:document-meta>
</file>